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Utils.findTool( String key , String toolboxKey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tils.getVelocityView( ServletContext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tils.getMutex( HttpSession session , String key , Object cal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Utils.getVelocityView( Filt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tils.findTool( String key , String toolboxKey , ServletContext appli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Utils.getInputStream( String path , ServletContext appli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letUtils.getConfiguration( String path , ServletContext application , boolean deprecationSupportM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ervletUtils.getVelocityView( ServletContext application , boolean createIfMiss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Utils.getConfiguration( ServletContext appli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Utils.createView( Class klass , JeeConfig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rvletUtils.createView( Jee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Utils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tils.getVelocityView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tils.getVelocityView( JeeConfig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Utils.findTool( String key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tils.findTool( String key , String toolboxKey , HttpServletRequest request , ServletContext applic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ervletUtils.findTool( String key , ServletContext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tils.Servle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letUtils.findTool( String key , HttpServletRequest request , ServletContext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Utils.getConfiguration( String path , ServletContext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tils.getPath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